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rser/material</text:p>
      <text:p text:style-name="Standard"/>
      <text:p text:style-name="Standard">De komponenter som användes i projektet var följande:</text:p>
      <text:list xml:id="list5735018124207484512" text:style-name="L1">
        <text:list-item>
          <text:p text:style-name="P1">Kameror: </text:p>
          <text:p text:style-name="P1">Basler acA1300-60gc</text:p>
          <text:p text:style-name="P1">Basler acA1440-73gc</text:p>
        </text:list-item>
        <text:list-item>
          <text:p text:style-name="P1">Linser:</text:p>
          <text:p text:style-name="P1">Cinegon 1.8/4.8-0902</text:p>
        </text:list-item>
        <text:list-item>
          <text:p text:style-name="P1">TP-LINK JetStream Switch T1500G-10PS</text:p>
        </text:list-item>
        <text:list-item>
          <text:p text:style-name="P1">En laptop med Linux operativssystem och alla nödvändiga program och bibliotek installerade (se användarhandledningen för bildbehandlingen)</text:p>
        </text:list-item>
      </text:list>
      <text:p text:style-name="Standard"/>
      <text:p text:style-name="Standard">Valfritt men bra att ha:</text:p>
      <text:list xml:id="list8185929005144039930" text:style-name="L2">
        <text:list-item>
          <text:p text:style-name="P2">Stativ med rig för att fästa kamerorna</text:p>
        </text:list-item>
        <text:list-item>
          <text:p text:style-name="P2">Router om man vill kunna prata med server</text:p>
        </text:list-item>
        <text:list-item>
          <text:p text:style-name="P2">Spänningsomvandlare </text:p>
        </text:list-item>
        <text:list-item>
          <text:p text:style-name="P2">Kompass</text:p>
        </text:list-item>
        <text:list-item>
          <text:p text:style-name="P2">Måttba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sv" fo:country="SE" style:letter-kerning="true" style:font-name-asian="WenQuanYi Zen Hei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9T14:31:07</meta:creation-date>
    <dc:date>2019-08-12T14:40:34</dc:date>
    <meta:editing-duration>PT40M11S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1" meta:paragraph-count="15" meta:word-count="72" meta:character-count="468"/>
  </office:meta>
</office:document-meta>
</file>